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71cm" fo:min-width="8.622cm"/>
      <style:paragraph-properties style:writing-mode="lr-tb"/>
    </style:style>
    <style:style style:name="gr2" style:family="graphic" style:parent-style-name="standard">
      <style:graphic-properties svg:stroke-color="#000000" draw:fill-color="#dee6ef" draw:textarea-horizontal-align="justify" draw:textarea-vertical-align="middle" draw:auto-grow-height="false" fo:min-height="6.068cm" fo:min-width="6.8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518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556cm" fo:min-width="3.306cm" draw:shadow="visible" draw:shadow-offset-x="0.071cm" draw:shadow-offset-y="0.071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1cm" fo:min-width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65cm" fo:min-width="0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-color="#dee6ef" draw:textarea-horizontal-align="justify" draw:textarea-vertical-align="middle" draw:auto-grow-height="false" fo:min-height="0.744cm" fo:min-width="6.394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dee6ef" draw:textarea-horizontal-align="justify" draw:textarea-vertical-align="middle" draw:auto-grow-height="false" fo:min-height="0.744cm" fo:min-width="6.394cm"/>
      <style:paragraph-properties style:writing-mode="lr-tb"/>
    </style:style>
    <style:style style:name="gr10" style:family="graphic" style:parent-style-name="standard" style:list-style-name="L1">
      <style:graphic-properties svg:stroke-color="#000000" draw:fill="hatch" draw:fill-color="#b4c7dc" draw:fill-hatch-name="Blue_20_45_20_Degrees" draw:opacity="50%" draw:textarea-horizontal-align="justify" draw:textarea-vertical-align="middle" draw:auto-grow-height="false" fo:min-height="0.744cm" fo:min-width="6.3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13" style:family="graphic" style:parent-style-name="standard" style:list-style-name="L1">
      <style:graphic-properties svg:stroke-color="#000000" draw:fill="hatch" draw:fill-color="#b4c7dc" draw:fill-hatch-name="Blue_20_45_20_Degrees" draw:opacity="50%" draw:textarea-horizontal-align="justify" draw:textarea-vertical-align="middle" draw:auto-grow-height="false" fo:min-height="0.744cm" fo:min-width="6.394cm"/>
      <style:paragraph-properties style:writing-mode="lr-tb"/>
    </style:style>
    <style:style style:name="gr14" style:family="graphic" style:parent-style-name="standard" style:list-style-name="L1">
      <style:graphic-properties svg:stroke-color="#000000" draw:fill="hatch" draw:fill-color="#b4c7dc" draw:fill-hatch-name="Blue_20_45_20_Degrees" draw:opacity="50%" draw:textarea-horizontal-align="justify" draw:textarea-vertical-align="middle" draw:auto-grow-height="false" fo:min-height="0.744cm" fo:min-width="6.3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71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size="18pt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b66c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2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3" style:family="paragraph">
      <loext:graphic-properties draw:fill="hatch" draw:fill-color="#b4c7dc" draw:fill-hatch-name="Blue_20_45_20_Degrees" draw:opacity="50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.999cm" svg:x="2cm" svg:y="1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8cm" svg:height="7cm" svg:x="14.399cm" svg:y="1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71cm" svg:height="0.963cm" svg:x="16.69cm" svg:y="2.237cm">
          <draw:text-box>
            <text:p><text:span text:style-name="T1">fstdumper</text:span></text:p>
          </draw:text-box>
        </draw:frame>
        <draw:custom-shape draw:style-name="gr4" draw:text-style-name="P5" draw:layer="layout" svg:width="4cm" svg:height="2cm" svg:x="10.999cm" svg:y="4.499cm">
          <text:p text:style-name="P4"><text:span text:style-name="T2">V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6.772cm" svg:height="1.401cm" svg:x="15.327cm" svg:y="3.538cm">
          <draw:text-box>
            <text:p><text:span text:style-name="T3">capture system tasks and translate to dump .</text:span><text:span text:style-name="T4">fst</text:span><text:span text:style-name="T3"> file</text:span></text:p>
          </draw:text-box>
        </draw:frame>
        <draw:frame draw:style-name="gr6" draw:text-style-name="P7" draw:layer="layout" svg:width="4.2cm" svg:height="3.9cm" svg:x="16.3cm" svg:y="4.9cm">
          <draw:text-box>
            <text:list text:style-name="L2">
              <text:list-item>
                <text:p><text:span text:style-name="T5">$fstDumpfile</text:span></text:p>
              </text:list-item>
              <text:list-item>
                <text:p><text:span text:style-name="T5">$fstDumpvars</text:span></text:p>
              </text:list-item>
              <text:list-item>
                <text:p><text:span text:style-name="T5">$fstDumplimit </text:span></text:p>
              </text:list-item>
              <text:list-item>
                <text:p><text:span text:style-name="T5">$fstDumpall </text:span></text:p>
              </text:list-item>
              <text:list-item>
                <text:p><text:span text:style-name="T5">$fstDumpflush</text:span></text:p>
              </text:list-item>
              <text:list-item>
                <text:p><text:span text:style-name="T5">$fstDumpoff</text:span></text:p>
              </text:list-item>
              <text:list-item>
                <text:p><text:span text:style-name="T5">$fstDumpon</text:span></text:p>
              </text:list-item>
            </text:list>
          </draw:text-box>
        </draw:frame>
        <draw:custom-shape draw:style-name="gr4" draw:text-style-name="P5" xml:id="id2" draw:id="id2" draw:layer="layout" svg:width="4cm" svg:height="2cm" svg:x="24.398cm" svg:y="4.499cm">
          <text:p text:style-name="P4"><text:span text:style-name="T6">.fst</text:span><text:span text:style-name="T2"> 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line" svg:x1="22.399cm" svg:y1="5.499cm" svg:x2="24.398cm" svg:y2="5.499cm" draw:start-shape="id1" draw:start-glue-point="1" draw:end-shape="id2" draw:end-glue-point="3" svg:d="M22399 5499h1999" svg:viewBox="0 0 2000 1">
          <text:p/>
        </draw:connector>
        <draw:custom-shape draw:style-name="gr8" draw:text-style-name="P10" draw:layer="layout" svg:width="7cm" svg:height="1.1cm" svg:x="3.5cm" svg:y="2.2cm">
          <text:p text:style-name="P9"><text:span text:style-name="T7">Cadence Xceli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cm" svg:height="1.1cm" svg:x="3.5cm" svg:y="3.6cm">
          <text:p text:style-name="P11"><text:span text:style-name="T7">Icarus Veri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7cm" svg:height="1.1cm" svg:x="3.5cm" svg:y="5.799cm">
          <text:p text:style-name="P11"><text:span text:style-name="T7">Mentor/Siemens Que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4" draw:layer="layout" svg:width="3.681cm" svg:height="0.962cm" svg:x="5.347cm" svg:y="1.112cm">
          <draw:text-box>
            <text:p><text:span text:style-name="T8">Supported</text:span></text:p>
          </draw:text-box>
        </draw:frame>
        <draw:frame draw:style-name="gr12" draw:text-style-name="P14" draw:layer="layout" svg:width="4.232cm" svg:height="0.962cm" svg:x="5.048cm" svg:y="4.8cm">
          <draw:text-box>
            <text:p><text:span text:style-name="T8">Future Work</text:span></text:p>
          </draw:text-box>
        </draw:frame>
        <draw:custom-shape draw:style-name="gr13" draw:text-style-name="P13" draw:layer="layout" svg:width="7cm" svg:height="1.1cm" svg:x="3.5cm" svg:y="7.1cm">
          <text:p text:style-name="P11"><text:span text:style-name="T7"><text:s/></text:span><text:span text:style-name="T7">Aldec Riviera-P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7cm" svg:height="1.1cm" svg:x="3.5cm" svg:y="8.4cm">
          <text:p text:style-name="P11"><text:span text:style-name="T7"><text:s/></text:span><text:span text:style-name="T7">Synopsys V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5.971cm" svg:height="0.962cm" svg:x="4.041cm" svg:y="10.1cm">
          <draw:text-box>
            <text:p><text:span text:style-name="T9">and many more . . 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14:56:54.167586048</meta:creation-date>
    <dc:date>2021-08-25T11:20:40.384515213</dc:date>
    <meta:editing-duration>PT2H39M53S</meta:editing-duration>
    <meta:editing-cycles>40</meta:editing-cycles>
    <meta:generator>LibreOffice/7.0.4.2$Linux_X86_64 LibreOffice_project/00$Build-2</meta:generator>
    <meta:document-statistic meta:object-count="16"/>
  </office:meta>
</office:document-meta>
</file>